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8dc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mongoose = require('mongoose');</text:p>
      <text:p text:style-name="Standard"/>
      <text:p text:style-name="Standard">const ProfileSchema = new mongoose.Schema({</text:p>
      <text:p text:style-name="Standard"/>
      <text:p text:style-name="Standard"><text:span text:style-name="T4">user:</text:span> {type: mongoose.Schema.Types.ObjectId, ref: 'user'},</text:p>
      <text:p text:style-name="Standard"><text:span text:style-name="T4">company:</text:span> {type: String},</text:p>
      <text:p text:style-name="Standard"><text:span text:style-name="T4">website:</text:span> {type: String},</text:p>
      <text:p text:style-name="Standard"><text:span text:style-name="T4">location:</text:span> {type: String},</text:p>
      <text:p text:style-name="Standard"><text:span text:style-name="T4">status:</text:span> {type: String, required: true},</text:p>
      <text:p text:style-name="Standard"><text:span text:style-name="T4">skills:</text:span> {type: [String], required: true},</text:p>
      <text:p text:style-name="Standard"><text:span text:style-name="T4">bio:</text:span><text:span text:style-name="T2"> </text:span>{type: String},</text:p>
      <text:p text:style-name="Standard"><text:span text:style-name="T4">githubusername:</text:span><text:span text:style-name="T3"> </text:span>{type: String},</text:p>
      <text:p text:style-name="Standard"/>
      <text:p text:style-name="Standard"><text:span text:style-name="T4">experience:</text:span> [{</text:p>
      <text:p text:style-name="Standard"><text:span text:style-name="T2">title:</text:span> {type: String, required: true},</text:p>
      <text:p text:style-name="Standard"><text:span text:style-name="T2">company:</text:span> {type: String, required: true},</text:p>
      <text:p text:style-name="Standard"><text:span text:style-name="T6">location:</text:span> {type: String},</text:p>
      <text:p text:style-name="Standard"><text:span text:style-name="T2">from:</text:span> {type: Date, required: true},</text:p>
      <text:p text:style-name="Standard"><text:span text:style-name="T2">to:</text:span> {type: Date},</text:p>
      <text:p text:style-name="Standard"><text:span text:style-name="T2">current:</text:span> {type: Boolean, required: false},</text:p>
      <text:p text:style-name="Standard"><text:span text:style-name="T2">description:</text:span> {type: String},</text:p>
      <text:p text:style-name="Standard">}],</text:p>
      <text:p text:style-name="Standard"/>
      <text:p text:style-name="Standard"><text:span text:style-name="T4">education:</text:span> [{</text:p>
      <text:p text:style-name="Standard"><text:span text:style-name="T2">school:</text:span> {type: String, required: true},</text:p>
      <text:p text:style-name="Standard"><text:span text:style-name="T2">degree:</text:span> {type: String, required: true},</text:p>
      <text:p text:style-name="Standard"><text:span text:style-name="T2">fieldofstudy:</text:span> {type: String, required: true},</text:p>
      <text:p text:style-name="Standard"><text:span text:style-name="T2">from:</text:span> {type: Date, required: true},</text:p>
      <text:p text:style-name="Standard"><text:span text:style-name="T2">to:</text:span> {type: Date},</text:p>
      <text:p text:style-name="Standard"><text:span text:style-name="T2">current:</text:span> {<text:span text:style-name="T7">type:</text:span> Boolean, required: false},</text:p>
      <text:p text:style-name="Standard"><text:span text:style-name="T2">description: </text:span>{type: String},</text:p>
      <text:p text:style-name="Standard">}],</text:p>
      <text:p text:style-name="Standard"/>
      <text:p text:style-name="Standard"><text:span text:style-name="T4">social:</text:span> {</text:p>
      <text:p text:style-name="Standard"><text:span text:style-name="T2">facebook:</text:span> {type: String},</text:p>
      <text:p text:style-name="Standard"><text:span text:style-name="T2">linkedin:</text:span> {type: String},</text:p>
      <text:p text:style-name="P1"><text:span text:style-name="T2">instagramm:</text:span> {type: String}</text:p>
      <text:p text:style-name="P1">},</text:p>
      <text:p text:style-name="P1"/>
      <text:p text:style-name="P1"><text:span text:style-name="T2">date:</text:span> {type: Date, default: Date.now}</text:p>
      <text:p text:style-name="P1">});</text:p>
      <text:p text:style-name="Standard"/>
      <text:p text:style-name="Standard">module.exports = Profile = mongoose.model('profile', ProfileSchema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9:12:54.345080252</meta:creation-date>
    <dc:date>2021-06-23T19:24:17.061805707</dc:date>
    <meta:editing-duration>PT1M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129" meta:character-count="1040" meta:non-whitespace-character-count="947"/>
  </office:meta>
</office:document-meta>
</file>